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11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style:font-name-asian="Lucida Sans Unicode" style:font-name-complex="Tahoma"/>
    </style:style>
    <style:style style:name="T10" style:family="text">
      <style:text-properties style:font-name="Times New Roman" fo:font-size="12pt" style:font-name-asian="Lucida Sans Unicode" style:font-size-asian="12pt" style:font-name-complex="Tahoma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line of the video:</text:p>
      <text:p text:style-name="Standard"/>
      <text:p text:style-name="P1">Title: Reaction times </text:p>
      <text:p text:style-name="P7">(2 intro slides- Reaction Times and Robogals Science Challenge 2014 Entry)</text:p>
      <text:p text:style-name="P8"/>
      <text:p text:style-name="Standard"/>
      <text:p text:style-name="P2"><text:span text:style-name="T1">Film:</text:span> Introducing (Kaya and Sophie)</text:p>
      <text:p text:style-name="P2">We chose <text:s/>a science project on ….because we are interested in human body science and programming......</text:p>
      <text:p text:style-name="P2"/>
      <text:p text:style-name="P2">we predict that/.....(diff. ages and male vs.female) <text:span text:style-name="T4">(Prediction slide)</text:span></text:p>
      <text:p text:style-name="P2"/>
      <text:p text:style-name="P2"/>
      <text:p text:style-name="P3">“What is the reaction time?”<text:span text:style-name="T7"> <text:s/></text:span><text:span text:style-name="T5">Slide (Background)</text:span></text:p>
      <text:p text:style-name="P2"/>
      <text:p text:style-name="P4">Throw a ball into the camera!!! or pop a balloon!</text:p>
      <text:p text:style-name="P2">“What was that? How did you react? Did you blink? Cover your face? Or scream?”</text:p>
      <text:p text:style-name="P2"/>
      <text:p text:style-name="P2"/>
      <text:p text:style-name="P4">Let's go to <text:s/>the park and do a reaction time demo: (movie 221)</text:p>
      <text:p text:style-name="P2">Kaya is dressed in long pants, long sleeves, wearing a helmet and sturdy shoes (mentor's safety rules)</text:p>
      <text:p text:style-name="P2">She is riding along the park with her scooter...</text:p>
      <text:p text:style-name="P2">All of a sudden a ball rolls on her track...</text:p>
      <text:p text:style-name="P2">She comes to a sudden stop. From this we can measure her reaction time.</text:p>
      <text:p text:style-name="P2"><text:s text:c="51"/><text:span text:style-name="T8">↓</text:span></text:p>
      <text:p text:style-name="P2"/>
      <text:p text:style-name="P2">That was fast!!!!! Let's break the process into sections: <text:span text:style-name="T1">(film 221 can be shown again being cut and diagrams in between or it can be shown on the whiteboard or the 6 files one after another)</text:span>:</text:p>
      <text:p text:style-name="P4">Explain ….with a brain model, a drawing and a stop watch...</text:p>
      <text:p text:style-name="P2">Riding her scooter → Sudden change (ball rolls - <text:span text:style-name="T1">show</text:span>) → Eyes (<text:span text:style-name="T1">show her eyes</text:span>) and visual system detect a change → the brain (<text:span text:style-name="T2">show model)</text:span> sends a signal to the leg muscles → <text:s/>the muscles of the leg slam the break (<text:span text:style-name="T1">picture?</text:span>) → she stops</text:p>
      <text:p text:style-name="P2">Diagram with a timeline.....ride → ball → eyes see it→ brain action → muscle action</text:p>
      <text:p text:style-name="P2"><text:s text:c="52"/><text:span text:style-name="T8">↓</text:span><text:span text:style-name="T9"> <text:s text:c="4"/></text:span><text:span text:style-name="T10">diagram with timeline</text:span></text:p>
      <text:p text:style-name="P2"><text:s text:c="60"/>(digramreactAa-Ff.png) put sound underneath</text:p>
      <text:p text:style-name="P2"/>
      <text:p text:style-name="P2">The reaction time is the time it takes from the change to the action of slamming the brake. It all happens in a fraction of a second. The time can be measured (<text:span text:style-name="T1">show stop watch</text:span>). </text:p>
      <text:p text:style-name="P2"/>
      <text:p text:style-name="P2"><text:soft-page-break/>Remember that a better reaction time is a faster one...for example to react fast seeing the lion and escape <text:span text:style-name="T1">(show cartoon?)</text:span> or react fast to avoid accidents <text:span text:style-name="T1">(show picture?) </text:span><text:s text:c="2"/></text:p>
      <text:p text:style-name="P2"/>
      <text:p text:style-name="P2">We can't get everybody on a scooter in the park (like grandma - <text:span text:style-name="T1">maybe show grandma Mary on a scooter?</text:span>)....so, we wrote a computer program that measures the reaction time </text:p>
      <text:p text:style-name="P2"/>
      <text:p text:style-name="P3">“What do we need?”<text:span text:style-name="T7"> <text:s text:c="3"/></text:span><text:span text:style-name="T5">(Material and methods slide?)</text:span></text:p>
      <text:list xml:id="list37501101" text:style-name="L1">
        <text:list-item>
          <text:p text:style-name="P9"><text:span text:style-name="T7">a computer </text:span><text:span text:style-name="T2">(show)</text:span></text:p>
        </text:list-item>
        <text:list-item>
          <text:p text:style-name="P9"><text:span text:style-name="T7">2 scientists </text:span><text:span text:style-name="T2">(show)?</text:span></text:p>
        </text:list-item>
        <text:list-item>
          <text:p text:style-name="P9"><text:span text:style-name="T7">lots of people of diff.ages and genders </text:span><text:span text:style-name="T2">(show picture of a crowd?)</text:span></text:p>
        </text:list-item>
      </text:list>
      <text:p text:style-name="P2"/>
      <text:p text:style-name="P2">It stops the reaction time and collects the data including age group and gender of the person using it, our second program can group the ages, calculate averages and medians........</text:p>
      <text:p text:style-name="P2">(s<text:span text:style-name="T1">how the program and/or the development of the program</text:span>)</text:p>
      <text:p text:style-name="P2"/>
      <text:p text:style-name="P2"/>
      <text:p text:style-name="P2">Now we need to find lots of people to use our program (<text:span text:style-name="T1">show</text:span> <text:span text:style-name="T1">someone using it)</text:span>...<text:span text:style-name="T1">(maybe line up several people behind the person using it)</text:span></text:p>
      <text:p text:style-name="P2"/>
      <text:p text:style-name="P2"/>
      <text:p text:style-name="P3">Results: “What did we find out?”<text:span text:style-name="T7"> <text:s/></text:span><text:span text:style-name="T2">(on a slide?)</text:span></text:p>
      <text:p text:style-name="P10"/>
      <text:p text:style-name="P3"><text:span text:style-name="T6">We collected data from ...people </text:span><text:span text:style-name="T2">(show slide?)</text:span></text:p>
      <text:p text:style-name="P2"/>
      <text:p text:style-name="P4">Show tables and graphs...different ages....male vs. female</text:p>
      <text:p text:style-name="P5"/>
      <text:p text:style-name="P5"/>
      <text:p text:style-name="P5"><text:span text:style-name="T3">Conclusion</text:span>: <text:s/><text:span text:style-name="T1">(slide?)</text:span></text:p>
      <text:p text:style-name="P5"/>
      <text:p text:style-name="P5">discuss results....prediction right? More people needed?</text:p>
      <text:p text:style-name="P5"/>
      <text:p text:style-name="P5"/>
      <text:p text:style-name="P6">Address questions at the end of the movie:</text:p>
      <text:p text:style-name="P5">1.) What did we learn from the project?</text:p>
      <text:p text:style-name="P5">2.) Why have we participated in the Robogals Science Challenge?</text:p>
      <text:p text:style-name="P5"><text:s text:c="9"/>- OR - </text:p>
      <text:p text:style-name="P5"><text:s text:c="5"/>Why should other girls also participate? (advertise girls in science)</text:p>
      <text:p text:style-name="P5"/>
      <text:p text:style-name="P5"><text:span text:style-name="T3">Credits</text:span> <text:s text:c="4"/><text:span text:style-name="T1">(slide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16T10:08:22.51</meta:creation-date>
    <dc:date>2014-10-02T17:36:49.09</dc:date>
    <meta:editing-duration>PT152H16M48S</meta:editing-duration>
    <meta:editing-cycles>51</meta:editing-cycles>
    <meta:generator>OpenOffice.org/3.1$Win32 OpenOffice.org_project/310m19$Build-9420</meta:generator>
    <meta:print-date>2014-10-02T17:36:32.54</meta:print-date>
    <meta:document-statistic meta:table-count="0" meta:image-count="0" meta:object-count="0" meta:page-count="2" meta:paragraph-count="42" meta:word-count="525" meta:character-count="3164"/>
  </office:meta>
</office:document-meta>
</file>